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0ef" officeooo:paragraph-rsid="0009f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to ask?</text:p>
      <text:p text:style-name="P1"/>
      <text:p text:style-name="P1">AWS which platform we used ?</text:p>
      <text:p text:style-name="P1">4 accounts we created</text:p>
      <text:p text:style-name="P1"/>
      <text:p text:style-name="P1">No access needed for Dev ?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5:51:02.891000000</meta:creation-date>
    <dc:date>2024-05-20T15:53:05.600000000</dc:date>
    <meta:editing-duration>PT2M2S</meta:editing-duration>
    <meta:editing-cycles>1</meta:editing-cycles>
    <meta:document-statistic meta:table-count="0" meta:image-count="0" meta:object-count="0" meta:page-count="1" meta:paragraph-count="4" meta:word-count="19" meta:character-count="92" meta:non-whitespace-character-count="77"/>
    <meta:generator>LibreOffice/24.2.0.3$Windows_X86_64 LibreOffice_project/da48488a73ddd66ea24cf16bbc4f7b9c08e9bea1</meta:generator>
  </office:meta>
</office:document-meta>
</file>